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2" style:family="text">
      <style:text-properties fo:font-size="16.00pt" fo:font-weight="normal" fo:font-family="'맑은 고딕'" style:font-family-asian="'맑은 고딕'" style:font-family-complex="'맑은 고딕'" fo:background-color="transparent" style:use-window-font-color="true"/>
    </style:style>
    <style:style style:name="T3" style:family="text">
      <style:text-properties fo:font-size="12.00pt" fo:font-weight="normal" fo:font-family="'맑은 고딕'" style:font-family-asian="'맑은 고딕'" style:font-family-complex="'맑은 고딕'" fo:background-color="transparent" fo:color="#000000"/>
    </style:style>
    <style:style style:name="T4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5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6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7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8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9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10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11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12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13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14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15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16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17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18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19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20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21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22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23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24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25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26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27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28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29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30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31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32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33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34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35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36" style:family="text">
      <style:text-properties fo:font-size="12.00pt" fo:font-weight="bold" fo:font-family="'맑은 고딕'" style:font-family-asian="'맑은 고딕'" style:font-family-complex="'맑은 고딕'" fo:background-color="transparent" style:use-window-font-color="true"/>
    </style:style>
    <style:style style:name="T37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38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39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0" style:family="text">
      <style:text-properties fo:font-size="11.00pt" fo:font-weight="normal" fo:font-family="'맑은 고딕'" style:font-family-asian="'맑은 고딕'" style:font-family-complex="'맑은 고딕'" fo:background-color="transparent" style:use-window-font-color="true"/>
    </style:style>
    <style:style style:name="T41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42" style:family="text">
      <style:text-properties fo:font-size="15.00pt" fo:font-weight="bold" fo:font-family="'맑은 고딕'" style:font-family-asian="'맑은 고딕'" style:font-family-complex="'맑은 고딕'" fo:background-color="transparent" style:use-window-font-color="true"/>
    </style:style>
    <style:style style:name="T43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T44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45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46" style:family="text">
      <style:text-properties fo:font-size="12.00pt" fo:font-weight="normal" fo:font-family="'맑은 고딕'" style:font-family-asian="'맑은 고딕'" style:font-family-complex="'맑은 고딕'" fo:background-color="transparent" style:use-window-font-color="true"/>
    </style:style>
    <style:style style:name="T47" style:family="text">
      <style:text-properties fo:font-size="10.00pt" fo:font-weight="normal" fo:font-family="'맑은 고딕'" style:font-family-asian="'맑은 고딕'" style:font-family-complex="'맑은 고딕'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8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12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16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20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24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28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32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>
        <style:tab-stops>
          <style:tab-stop style:position="96.50pt"/>
        </style:tab-stops>
      </style:paragraph-properties>
    </style:style>
    <style:style style:name="P38" style:family="paragraph">
      <style:paragraph-properties fo:line-height="100.00%" fo:text-align="left">
        <style:tab-stops>
          <style:tab-stop style:position="96.50pt"/>
        </style:tab-stops>
      </style:paragraph-properties>
    </style:style>
    <style:style style:name="P39" style:family="paragraph">
      <style:paragraph-properties fo:line-height="100.00%" fo:text-align="left" fo:margin-left="4.20pt" fo:text-indent="-2.70pt">
        <style:tab-stops>
          <style:tab-stop style:position="115.25pt"/>
          <style:tab-stop style:position="16444.05pt"/>
        </style:tab-stops>
      </style:paragraph-properties>
    </style:style>
    <style:style style:name="P40" style:family="paragraph">
      <style:paragraph-properties fo:line-height="100.00%" fo:text-align="left"/>
    </style:style>
    <style:style style:name="TableColumn0100" style:family="table-column">
      <style:table-column-properties style:column-width="1.659028in"/>
    </style:style>
    <style:style style:name="TableColumn0101" style:family="table-column">
      <style:table-column-properties style:column-width="5.089583in"/>
    </style:style>
    <style:style style:name="Table01" style:family="table">
      <style:table-properties style:width="6.748611in" fo:margin-left="0.000000in" style:writing-mode="lr" table:align="left" style:may-break-between-rows="true"/>
    </style:style>
    <style:style style:name="TableRow0100" style:family="table-row">
      <style:table-row-properties style:min-row-height="0.3541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1" style:family="table-row">
      <style:table-row-properties style:min-row-height="0.301389in"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 style:min-row-height="0.227778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3" style:family="table-row">
      <style:table-row-properties style:min-row-height="0.252778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4" style:family="table-row">
      <style:table-row-properties style:min-row-height="0.277778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5" style:family="table-row">
      <style:table-row-properties style:min-row-height="0.686806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6" style:family="table-row">
      <style:table-row-properties style:min-row-height="1.510417in"/>
    </style:style>
    <style:style style:name="TableCell0106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6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7" style:family="table-row">
      <style:table-row-properties style:min-row-height="0.686806in"/>
    </style:style>
    <style:style style:name="TableCell0107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7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8" style:family="table-row">
      <style:table-row-properties style:min-row-height="0.686806in"/>
    </style:style>
    <style:style style:name="TableCell0108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6f9d4"/>
    </style:style>
    <style:style style:name="TableCell0108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프로젝트 개발 계획서</text:span></text:p>
      <text:p text:style-name="P3"><text:span text:style-name="T3">제출일 :2021-08-31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5">참여 인원</text:span><text:span text:style-name="T6"/></text:p>
          </table:table-cell>
          <table:table-cell table:style-name="TableCell010001">
            <text:p text:style-name="P6"><text:span text:style-name="T7">서혜솔</text:span><text:span text:style-name="T8"/></text:p>
          </table:table-cell>
        </table:table-row>
        <table:table-row table:style-name="TableRow0101">
          <table:table-cell table:style-name="TableCell010100">
            <text:p text:style-name="P9"><text:span text:style-name="T9">프로젝트 주제</text:span><text:span text:style-name="T10"/></text:p>
          </table:table-cell>
          <table:table-cell table:style-name="TableCell010101">
            <text:p text:style-name="P10"><text:span text:style-name="T11">스타복스 회원관리 기능 추가<text:s/></text:span><text:span text:style-name="T12"/></text:p>
          </table:table-cell>
        </table:table-row>
        <table:table-row table:style-name="TableRow0102">
          <table:table-cell table:style-name="TableCell010200">
            <text:p text:style-name="P13"><text:span text:style-name="T13">주요 주제</text:span><text:span text:style-name="T14"/></text:p>
          </table:table-cell>
          <table:table-cell table:style-name="TableCell010201">
            <text:p text:style-name="P14"><text:span text:style-name="T15">스타복스 키오스크에 회원 관리 기능을 추가</text:span><text:span text:style-name="T16"/></text:p>
          </table:table-cell>
        </table:table-row>
        <table:table-row table:style-name="TableRow0103">
          <table:table-cell table:style-name="TableCell010300">
            <text:p text:style-name="P17"><text:span text:style-name="T17">기간</text:span><text:span text:style-name="T18"/></text:p>
          </table:table-cell>
          <table:table-cell table:style-name="TableCell010301">
            <text:p text:style-name="P18"><text:span text:style-name="T19">2021.08.30 ~ 2021.09.03</text:span><text:span text:style-name="T20"/></text:p>
          </table:table-cell>
        </table:table-row>
        <table:table-row table:style-name="TableRow0104">
          <table:table-cell table:style-name="TableCell010400">
            <text:p text:style-name="P21"><text:span text:style-name="T21">개발 목적</text:span><text:span text:style-name="T22"/></text:p>
          </table:table-cell>
          <table:table-cell table:style-name="TableCell010401">
            <text:p text:style-name="P22"><text:span text:style-name="T23">Python과 DB<text:s/></text:span><text:span text:style-name="T24">연동</text:span><text:span text:style-name="T25"/></text:p>
          </table:table-cell>
        </table:table-row>
        <table:table-row table:style-name="TableRow0105">
          <table:table-cell table:style-name="TableCell010500">
            <text:p text:style-name="P25"><text:span text:style-name="T26">개발 환경</text:span><text:span text:style-name="T27"/></text:p>
          </table:table-cell>
          <table:table-cell table:style-name="TableCell010501">
            <text:p text:style-name="P26"><text:span text:style-name="T28">-운영체제 : Window10</text:span></text:p>
            <text:p text:style-name="P26"><text:span text:style-name="T28">-언어 : Python, SQL</text:span></text:p>
            <text:p text:style-name="P26"><text:span text:style-name="T28">-GUI : PyQt5</text:span></text:p>
            <text:p text:style-name="P26"><text:span text:style-name="T28">-통합 개발 환경 : pycharm, DB Browser</text:span><text:span text:style-name="T29"/></text:p>
          </table:table-cell>
        </table:table-row>
        <table:table-row table:style-name="TableRow0106">
          <table:table-cell table:style-name="TableCell010600">
            <text:p text:style-name="P29"><text:span text:style-name="T30">요구 조건</text:span><text:span text:style-name="T31"/></text:p>
          </table:table-cell>
          <table:table-cell table:style-name="TableCell010601">
            <text:p text:style-name="P30"><text:span text:style-name="T32">1) 회원가입(중복ID, NULL값 금지)</text:span></text:p>
            <text:p text:style-name="P30"><text:span text:style-name="T32">2) 로그인</text:span></text:p>
            <text:p text:style-name="P30"><text:span text:style-name="T32">3) 내 정보 수정 및 회원 탈퇴</text:span></text:p>
            <text:p text:style-name="P30"><text:span text:style-name="T32">4) 주문 기록 저장 -&gt; 회원ID, 주문 메뉴 및 가격, 주문시간 등</text:span><text:span text:style-name="T33">등</text:span><text:span text:style-name="T34"/></text:p>
            <text:p text:style-name="P30"><text:span text:style-name="T34">5) 내 주문기록 조회</text:span><text:span text:style-name="T35"/></text:p>
          </table:table-cell>
        </table:table-row>
        <table:table-row table:style-name="TableRow0107">
          <table:table-cell table:style-name="TableCell010700">
            <text:p text:style-name="P33"><text:span text:style-name="T36">예상 문제점</text:span><text:span text:style-name="T37"/></text:p>
          </table:table-cell>
          <table:table-cell table:style-name="TableCell010701">
            <text:p text:style-name="P34"><text:span text:style-name="T38">pycharm</text:span><text:span text:style-name="T39">과 DB Browser 연동 오류가 예상됨.</text:span><text:span text:style-name="T40"/></text:p>
          </table:table-cell>
        </table:table-row>
        <table:table-row table:style-name="TableRow0108">
          <table:table-cell table:style-name="TableCell010800">
            <text:p text:style-name="P36"><text:span text:style-name="T42">구현 계획</text:span><text:span text:style-name="T43"/></text:p>
          </table:table-cell>
          <table:table-cell table:style-name="TableCell010801">
            <text:p text:style-name="P37"><text:span text:style-name="T44">1) 추가 GUI 제작 : 로그인창, 회원가입창, 내정보 수정, 회원탈퇴 창insert, select, update, delete or update 사용</text:span></text:p>
            <text:p text:style-name="P37"><text:span text:style-name="T45">회원 ID는 중복 또는 Null이 아니도록 구현 (PK) </text:span></text:p>
            <text:p text:style-name="P37"><text:span text:style-name="T46"/></text:p>
            <text:p text:style-name="P38"><text:span text:style-name="T46">2) DB 제작 : DB의 Table은 두개</text:span></text:p>
            <text:p text:style-name="P38"><text:span text:style-name="T46">회원 Table의 컬럼은 id, pw</text:span></text:p>
            <text:p text:style-name="P38"><text:span text:style-name="T46">주문기록 Table의 컬럼은 number(순번), time, menu, cost</text:span><text:span text:style-name="T47"/></text:p>
          </table:table-cell>
        </table:table-row>
      </table:table>
      <text:p text:style-name="P40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